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pitch="variable"/>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office:font-face-decls>
  <office:automatic-styles>
    <style:style style:name="P1" style:family="paragraph" style:parent-style-name="List_20_Paragraph">
      <style:paragraph-properties fo:margin-left="0cm" fo:margin-right="0cm" fo:line-height="150%" fo:text-indent="0cm" style:auto-text-indent="false"/>
      <style:text-properties style:font-name="FreeSans" officeooo:rsid="00038924" officeooo:paragraph-rsid="0002c407"/>
    </style:style>
    <style:style style:name="P2" style:family="paragraph" style:parent-style-name="Text_20_body">
      <style:paragraph-properties fo:margin-left="0cm" fo:margin-right="0cm" fo:line-height="150%" fo:text-indent="0cm" style:auto-text-indent="false"/>
      <style:text-properties style:font-name="FreeSans" fo:font-size="14pt" officeooo:rsid="00038924" officeooo:paragraph-rsid="0002c407" style:font-size-asian="14pt" style:font-size-complex="14pt"/>
    </style:style>
    <style:style style:name="P3" style:family="paragraph" style:parent-style-name="Text_20_body">
      <style:paragraph-properties fo:margin-left="0cm" fo:margin-right="0cm" fo:line-height="150%" fo:text-indent="0cm" style:auto-text-indent="false"/>
      <style:text-properties style:font-name="FreeSans" fo:font-size="14pt" officeooo:rsid="00038924" officeooo:paragraph-rsid="00033b4e" style:font-size-asian="14pt" style:font-size-complex="14pt"/>
    </style:style>
    <style:style style:name="P4" style:family="paragraph" style:parent-style-name="Text_20_body">
      <style:text-properties style:font-name="FreeSans" fo:font-size="14pt" officeooo:paragraph-rsid="0002c407" style:font-size-asian="14pt" style:font-size-complex="14pt"/>
    </style:style>
    <style:style style:name="P5" style:family="paragraph" style:parent-style-name="Text_20_body">
      <style:paragraph-properties fo:margin-left="0cm" fo:margin-right="0cm" fo:line-height="150%" fo:text-indent="0cm" style:auto-text-indent="false"/>
      <style:text-properties style:font-name="FreeSans" fo:font-size="14pt" officeooo:rsid="0012ec36" officeooo:paragraph-rsid="0002c407" style:font-size-asian="14pt" style:font-size-complex="14pt"/>
    </style:style>
    <style:style style:name="P6" style:family="paragraph" style:parent-style-name="Text_20_body">
      <style:paragraph-properties fo:margin-left="0cm" fo:margin-right="0cm" fo:line-height="150%" fo:text-indent="0cm" style:auto-text-indent="false"/>
      <style:text-properties style:font-name="FreeSans" fo:font-size="14pt" officeooo:rsid="0002c407" officeooo:paragraph-rsid="0002c407" style:font-size-asian="14pt" style:font-size-complex="14pt"/>
    </style:style>
    <style:style style:name="P7" style:family="paragraph" style:parent-style-name="Text_20_body">
      <style:paragraph-properties fo:margin-left="0cm" fo:margin-right="0cm" fo:line-height="150%" fo:text-indent="0cm" style:auto-text-indent="false"/>
      <style:text-properties style:font-name="FreeSans" fo:font-size="14pt" officeooo:rsid="00033b4e" officeooo:paragraph-rsid="00033b4e" style:font-size-asian="14pt" style:font-size-complex="14pt"/>
    </style:style>
    <style:style style:name="P8" style:family="paragraph" style:parent-style-name="Text_20_body">
      <style:paragraph-properties fo:margin-left="0cm" fo:margin-right="0cm" fo:line-height="150%" fo:text-indent="0cm" style:auto-text-indent="false"/>
      <style:text-properties style:font-name="FreeSans" officeooo:paragraph-rsid="0002c407"/>
    </style:style>
    <style:style style:name="P9" style:family="paragraph" style:parent-style-name="Text_20_body">
      <style:text-properties style:font-name="FreeSans" officeooo:paragraph-rsid="0002c407"/>
    </style:style>
    <style:style style:name="P10" style:family="paragraph" style:parent-style-name="Text_20_body">
      <style:paragraph-properties fo:margin-left="0cm" fo:margin-right="0cm" fo:line-height="150%" fo:text-indent="0cm" style:auto-text-indent="false"/>
      <style:text-properties style:font-name="FreeSans" officeooo:rsid="000336b5" officeooo:paragraph-rsid="0002c407"/>
    </style:style>
    <style:style style:name="P11" style:family="paragraph" style:parent-style-name="List_20_Paragraph">
      <style:paragraph-properties fo:margin-left="0cm" fo:margin-right="0cm" fo:line-height="150%" fo:text-indent="0cm" style:auto-text-indent="false"/>
      <style:text-properties style:font-name="FreeSans" fo:font-size="14pt" officeooo:rsid="00038924" officeooo:paragraph-rsid="0002c407" style:font-size-asian="14pt" style:font-size-complex="14pt"/>
    </style:style>
    <style:style style:name="P12" style:family="paragraph" style:parent-style-name="Standard">
      <style:paragraph-properties fo:margin-left="0cm" fo:margin-right="0cm" fo:line-height="150%" fo:text-indent="0cm" style:auto-text-indent="false"/>
      <style:text-properties fo:color="#111111" loext:opacity="100%" style:font-name="FreeSans" fo:font-size="14pt" officeooo:paragraph-rsid="00033b4e" fo:background-color="#ffffff" style:font-size-asian="14pt" style:font-size-complex="14pt"/>
    </style:style>
    <style:style style:name="P13" style:family="paragraph" style:parent-style-name="Text_20_body" style:list-style-name="L1">
      <style:text-properties style:font-name="FreeSans" officeooo:paragraph-rsid="0002c407"/>
    </style:style>
    <style:style style:name="P14" style:family="paragraph" style:parent-style-name="Text_20_body" style:list-style-name="L2">
      <style:text-properties style:font-name="FreeSans" officeooo:paragraph-rsid="0002c407"/>
    </style:style>
    <style:style style:name="P15" style:family="paragraph" style:parent-style-name="Text_20_body">
      <style:paragraph-properties fo:margin-left="0cm" fo:margin-right="0cm" fo:line-height="150%" fo:text-indent="0cm" style:auto-text-indent="false"/>
      <style:text-properties officeooo:paragraph-rsid="000608a9"/>
    </style:style>
    <style:style style:name="T1" style:family="text">
      <style:text-properties officeooo:rsid="00081c78"/>
    </style:style>
    <style:style style:name="T2" style:family="text">
      <style:text-properties officeooo:rsid="0004d97a"/>
    </style:style>
    <style:style style:name="T3" style:family="text">
      <style:text-properties officeooo:rsid="0002c407"/>
    </style:style>
    <style:style style:name="T4" style:family="text">
      <style:text-properties officeooo:rsid="00033b4e"/>
    </style:style>
    <style:style style:name="T5" style:family="text">
      <style:text-properties style:font-name="FreeSans" fo:font-size="14pt" officeooo:rsid="00038924" style:font-size-asian="14pt" style:font-size-complex="14pt"/>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Excellence monsieur le président du jury, honorables membres du jury, recevez, au prime abord, nos mots de bienvenu et de remerciement pour avoir accepté, malgré vos multiples occupations, de vous consacrer à l’appréciation des résultats de nos travaux de recherche.</text:p>
      <text:p text:style-name="P8"/>
      <text:p text:style-name="P8">Après trois années de formation à la Haute École de Gestion et de Journalisme, nous saisissons aujourd'hui l'opportunité qui nous est offerte de vous présenter notre mémoire de fin de formation, fruit de trois mois de stage pratique effectué à <text:s/>Radio Trait d’Union.</text:p>
      <text:p text:style-name="P9">Il est indéniable qu'à l'ère du numérique, les médias traditionnels, tels que la radio, doivent se conformer aux nouvelles technologies pour demeurer compétitifs et pertinents, tout en offrant de nouvelles possibilités d'interaction avec leur public.</text:p>
      <text:p text:style-name="P9">Ainsi, il est impératif pour les stations de radio, et plus spécifiquement pour la station de radio Trait d’Union, de s'adapter à ces évolutions afin de...</text:p>
      <text:p text:style-name="P9">C’est dans cette perspective que s’inscrit notre mémoire de fin de formation, intitulé "Conception et réalisation d’une plateforme pour la gestion des services de la Radio Trait d’Union".</text:p>
      <text:p text:style-name="P9"/>
      <text:p text:style-name="P10">Notre présentation s’articulera autour des points suivants :</text:p>
      <text:p text:style-name="P9">Dans un premier temps, nous aurons :</text:p>
      <text:list xml:id="list3345185794" text:style-name="L1">
        <text:list-item>
          <text:p text:style-name="P13">L'introduction</text:p>
        </text:list-item>
      </text:list>
      <text:p text:style-name="P9">Par la suite, nous aborderons :</text:p>
      <text:list xml:id="list1765232248" text:style-name="L2">
        <text:list-item>
          <text:p text:style-name="P14">La méthode de modélisation utilisée</text:p>
        </text:list-item>
        <text:list-item>
          <text:p text:style-name="P14">Les différents langages de programmation, frameworks et autres outils utilisés</text:p>
        </text:list-item>
      </text:list>
      <text:p text:style-name="P9">Ensuite, nous passerons à la présentation du projet, en effectuant une demande de spot publicitaire.</text:p>
      <text:p text:style-name="P9">Enfin, nous conclurons.</text:p>
      <text:p text:style-name="P9"/>
      <text:p text:style-name="P1">Excellence monsieur le président du jury , honorable membre du jury</text:p>
      <text:p text:style-name="P1"><text:soft-page-break/></text:p>
      <text:p text:style-name="P1">---------------------------<text:span text:style-name="T2">Commence l’introduction--------------------------------------</text:span></text:p>
      <text:p text:style-name="P1"/>
      <text:p text:style-name="P1"><text:span text:style-name="T1">N</text:span>otre projet <text:s text:c="2"/><text:span text:style-name="T1">vise à resoudre</text:span> les problèmes auxquels sont confrontés <text:span text:style-name="T1">les</text:span> clients lors de la souscription aux services de la RTU. Cette plateforme permet une gestion efficace de ces services tout en facilitant l'accès <text:span text:style-name="T1">a</text:span> <text:span text:style-name="T1">des</text:span> information<text:span text:style-name="T1">s</text:span> pertinentes.</text:p>
      <text:p text:style-name="P1"/>
      <text:p text:style-name="P11">Excellence monsieur le président du jury , honorable membre du jury </text:p>
      <text:p text:style-name="P15"><text:span text:style-name="T5">Pour parvenir au développement de not</text:span>Information<text:span text:style-name="T5">re plateforme, nous avons suivi une méthodologie rigoureuse.</text:span></text:p>
      <text:p text:style-name="P2"><text:s/>Tout d'abord, nous avons utilisé la méthode de modélisation UML afin de représenter visuellement et de spécifier les différents aspects de notre système de manière précise et structurée.</text:p>
      <text:p text:style-name="P4">Par la suite, nous avons commencé à développer l'interface de notre plateforme en utilisant HTML, CSS et React.js, tout en veillant à ce que celle-ci soit conviviale et fonctionnelle pour les utilisateurs.</text:p>
      <text:p text:style-name="P4">Ensuite, nous avons mis en place le backend en utilisant PHP et son puissant framework Laravel, ainsi que PostgreSQL comme système de gestion de base de données.</text:p>
      <text:p text:style-name="P2">L'ensemble de ces technologies nous a permis de procéder à l'implémentation des fonctionnalités que nous avons jugées essentielles pour une expérience utilisateur optimale. </text:p>
      <text:p text:style-name="P2">Cela inclut notamment : l'authentification sécurisée, la mise en place d'une radio en ligne pour une diffusion en continu, la création de formulaires permettant de souscrire à un service, l'intégration d'un système de paiement sécurisé, ainsi qu'un carousel d'images pour une présentation attrayante du contenu.</text:p>
      <text:p text:style-name="P7">-----------------------------------------AFFICHER DES IMAGE-----------------</text:p>
      <text:p text:style-name="P6">Pour une utilisation plus efficace de la plateforme nous avons ajouté un tableau de bord pour l’utilisateur et un autre pour l’administrateur.</text:p>
      <text:p text:style-name="P6"><text:soft-page-break/>---------------------<text:span text:style-name="T4">AFFICHER LE DASHBOARD UTILISATEUR ET ADMINISTRATEUR------------------------------------------------</text:span></text:p>
      <text:p text:style-name="P7"/>
      <text:p text:style-name="P3">Excellence, Monsieur le Président du jury, honorables membres du jury ,</text:p>
      <text:p text:style-name="P7">Nous allons faire une demande sur la plateforme pour avoir un appercu <text:s/></text:p>
      <text:p text:style-name="P2">------------------------------------------<text:span text:style-name="T3">DEMONSTRATION----------------------</text:span></text:p>
      <text:p text:style-name="P2"/>
      <text:p text:style-name="P2">Excellence, Monsieur le Président du jury, honorables membres du jury</text:p>
      <text:p text:style-name="P5">Nous n'avons pas la prétention que notre travail soit parfait et exempt d'erreurs. Nous serions ravis de recevoir avec joie vos remarques et commentaires afin d'améliorer la qualité du travail produit et de le parfaire.</text:p>
      <text:p text:style-name="P4"><text:s/>nous vous remercions pour votre aimable attention.</text:p>
      <text:p text:style-name="P2">Merci.</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pitch="variable"/>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4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4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fo:font-size="12pt"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font-size="12pt" style:font-size-asian="12pt" style:font-name-complex="Lohit Devanagari" style:font-family-complex="'Lohit Devanagari'"/>
    </style:style>
    <style:style style:name="List_20_Paragraph" style:display-name="List Paragraph" style:family="paragraph" style:parent-style-name="Standard">
      <style:paragraph-properties fo:margin-left="1.27cm" fo:margin-right="0cm" fo:margin-top="0cm" fo:margin-bottom="0.353cm" style:contextual-spacing="true" fo:text-indent="0cm" style:auto-text-indent="false"/>
    </style:style>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07T20:44:38.251785907</meta:creation-date>
    <dc:date>2024-06-08T05:51:06.190653275</dc:date>
    <meta:editing-duration>PT48M5S</meta:editing-duration>
    <meta:editing-cycles>3</meta:editing-cycles>
    <meta:generator>LibreOffice/7.3.7.2$Linux_X86_64 LibreOffice_project/30$Build-2</meta:generator>
    <meta:document-statistic meta:table-count="0" meta:image-count="0" meta:object-count="0" meta:page-count="3" meta:paragraph-count="33" meta:word-count="572" meta:character-count="4022" meta:non-whitespace-character-count="3481"/>
  </office:meta>
</office:document-meta>
</file>